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54cm" svg:x="8.81cm" svg:y="2.27cm">
          <text:p text:style-name="P1">User</text:p>
          <text:p text:style-name="P1">Profile</text:p>
          <text:p text:style-name="P1">G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2.54cm" svg:x="3.81cm" svg:y="5.27cm">
          <text:p text:style-name="P1">Edit Pro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2.54cm" svg:x="8.81cm" svg:y="5.27cm">
          <text:p text:style-name="P1">Public</text:p>
          <text:p text:style-name="P1">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2.54cm" svg:x="13.81cm" svg:y="5.27cm">
          <text:p text:style-name="P1">Follower</text:p>
          <text:p text:style-name="P1">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2.54cm" svg:x="8.81cm" svg:y="9.27cm">
          <text:p text:style-name="P1">Avat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3T10:31:29.014294132</meta:creation-date>
    <dc:date>2014-02-03T10:37:06.135498577</dc:date>
    <meta:editing-duration>P0D</meta:editing-duration>
    <meta:editing-cycles>1</meta:editing-cycles>
    <meta:document-statistic meta:object-count="5"/>
    <meta:generator>LibreOffice/4.1.4.2$Linux_X86_64 LibreOffice_project/410m0$Build-2</meta:generator>
  </office:meta>
</office:document-meta>
</file>